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antarell" svg:font-family="Cantarell" style:font-pitch="variable"/>
    <style:font-face style:name="Vn GaramondNo8" svg:font-family="'Vn 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Text_20_body">
      <style:paragraph-properties fo:text-align="center" style:justify-single-word="false"/>
      <style:text-properties officeooo:paragraph-rsid="000bbd34"/>
    </style:style>
    <style:style style:name="P3" style:family="paragraph" style:parent-style-name="Text_20_body">
      <style:paragraph-properties fo:text-align="start" style:justify-single-word="false"/>
      <style:text-properties officeooo:paragraph-rsid="000bbd34"/>
    </style:style>
    <style:style style:name="P4" style:family="paragraph" style:parent-style-name="Text_20_body">
      <style:paragraph-properties fo:text-align="justify" style:justify-single-word="false"/>
      <style:text-properties fo:font-weight="bold" officeooo:rsid="0021ccc6" officeooo:paragraph-rsid="0021ccc6" style:font-weight-asian="bold" style:font-weight-complex="bold"/>
    </style:style>
    <style:style style:name="P5" style:family="paragraph" style:parent-style-name="Text_20_body">
      <style:paragraph-properties fo:text-align="justify" style:justify-single-word="false"/>
      <style:text-properties officeooo:rsid="000bbd34" officeooo:paragraph-rsid="000bbd34"/>
    </style:style>
    <style:style style:name="P6" style:family="paragraph" style:parent-style-name="Text_20_body">
      <style:paragraph-properties fo:text-align="justify" style:justify-single-word="false"/>
      <style:text-properties fo:font-style="normal" fo:font-weight="normal" officeooo:rsid="0021ccc6" officeooo:paragraph-rsid="00289d6b"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officeooo:paragraph-rsid="0043d016"/>
    </style:style>
    <style:style style:name="P8" style:family="paragraph" style:parent-style-name="Footnote">
      <style:paragraph-properties fo:margin-left="0cm" fo:margin-right="0cm" fo:text-indent="0cm" style:auto-text-indent="false"/>
    </style:style>
    <style:style style:name="P9" style:family="paragraph" style:parent-style-name="Footnote">
      <style:paragraph-properties fo:margin-left="0cm" fo:margin-right="0cm" fo:text-indent="0cm" style:auto-text-indent="false"/>
      <style:text-properties officeooo:rsid="0010110d" officeooo:paragraph-rsid="0010110d"/>
    </style:style>
    <style:style style:name="P10" style:family="paragraph" style:parent-style-name="Footnote">
      <style:paragraph-properties fo:margin-left="0cm" fo:margin-right="0cm" fo:text-indent="0cm" style:auto-text-indent="false"/>
      <style:text-properties officeooo:rsid="00197930" officeooo:paragraph-rsid="00197930"/>
    </style:style>
    <style:style style:name="P11" style:family="paragraph" style:parent-style-name="Footnote">
      <style:paragraph-properties fo:margin-left="0cm" fo:margin-right="0cm" fo:text-indent="0cm" style:auto-text-indent="false"/>
      <style:text-properties officeooo:rsid="002eb6fd" officeooo:paragraph-rsid="002eb6fd"/>
    </style:style>
    <style:style style:name="P12" style:family="paragraph" style:parent-style-name="Footnote">
      <style:paragraph-properties fo:margin-left="0cm" fo:margin-right="0cm" fo:text-indent="0cm" style:auto-text-indent="false" style:writing-mode="lr-tb"/>
    </style:style>
    <style:style style:name="P13" style:family="paragraph" style:parent-style-name="Text_20_body">
      <style:paragraph-properties fo:text-align="justify" style:justify-single-word="false" style:writing-mode="lr-tb"/>
      <style:text-properties fo:font-weight="bold" officeooo:rsid="0021ccc6" officeooo:paragraph-rsid="0021ccc6" style:font-weight-asian="bold" style:font-weight-complex="bold"/>
    </style:style>
    <style:style style:name="P14" style:family="paragraph" style:parent-style-name="Text_20_body">
      <style:paragraph-properties fo:text-align="justify" style:justify-single-word="false" style:writing-mode="lr-tb"/>
      <style:text-properties style:font-name="Vn GaramondNo8" officeooo:rsid="000bc431" officeooo:paragraph-rsid="00135cd3"/>
    </style:style>
    <style:style style:name="P15" style:family="paragraph" style:parent-style-name="Text_20_body">
      <style:paragraph-properties fo:text-align="justify" style:justify-single-word="false" style:writing-mode="lr-tb"/>
      <style:text-properties style:font-name="Vn GaramondNo8" officeooo:rsid="001eec2d" officeooo:paragraph-rsid="001eec2d"/>
    </style:style>
    <style:style style:name="P16" style:family="paragraph" style:parent-style-name="Text_20_body">
      <style:paragraph-properties fo:text-align="justify" style:justify-single-word="false" style:writing-mode="lr-tb"/>
      <style:text-properties officeooo:paragraph-rsid="003eeb4a"/>
    </style:style>
    <style:style style:name="P17" style:family="paragraph" style:parent-style-name="Text_20_body">
      <style:paragraph-properties style:writing-mode="lr-tb"/>
      <style:text-properties officeooo:paragraph-rsid="0041f306"/>
    </style:style>
    <style:style style:name="P18" style:family="paragraph" style:parent-style-name="Text_20_body">
      <style:paragraph-properties fo:text-align="justify" style:justify-single-word="false" style:writing-mode="lr-tb"/>
      <style:text-properties officeooo:rsid="000bc431" officeooo:paragraph-rsid="00135cd3"/>
    </style:style>
    <style:style style:name="P19" style:family="paragraph" style:parent-style-name="Text_20_body">
      <style:paragraph-properties fo:text-align="justify" style:justify-single-word="false" fo:break-before="page" style:writing-mode="lr-tb"/>
      <style:text-properties fo:font-weight="bold" officeooo:rsid="0021ccc6" officeooo:paragraph-rsid="0021ccc6" style:font-weight-asian="bold" style:font-weight-complex="bold"/>
    </style:style>
    <style:style style:name="P20" style:family="paragraph" style:parent-style-name="Text_20_body" style:list-style-name="L2">
      <style:paragraph-properties fo:text-align="justify" style:justify-single-word="false"/>
      <style:text-properties fo:font-weight="bold" officeooo:rsid="0021ccc6" officeooo:paragraph-rsid="00289d6b" style:font-weight-asian="bold" style:font-weight-complex="bold"/>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9"/>
    <style:style style:name="P48" style:family="paragraph" style:parent-style-name="Text_20_body" style:list-style-name="L30"/>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paragraph-properties fo:text-align="justify" style:justify-single-word="false"/>
      <style:text-properties style:font-name="Vn GaramondNo8" officeooo:rsid="0043d016" officeooo:paragraph-rsid="0043d016"/>
    </style:style>
    <style:style style:name="P57" style:family="paragraph" style:parent-style-name="Text_20_body">
      <style:paragraph-properties fo:text-align="justify" style:justify-single-word="false"/>
      <style:text-properties style:font-name="Vn GaramondNo8" officeooo:rsid="004b4ce6" officeooo:paragraph-rsid="004b4ce6"/>
    </style:style>
    <style:style style:name="P58" style:family="paragraph" style:parent-style-name="Text_20_body" style:list-style-name="L1">
      <style:paragraph-properties fo:text-align="justify" style:justify-single-word="false" style:writing-mode="lr-tb"/>
      <style:text-properties officeooo:paragraph-rsid="00365dee"/>
    </style:style>
    <style:style style:name="P59" style:family="paragraph" style:parent-style-name="Text_20_body" style:list-style-name="L1">
      <style:paragraph-properties fo:text-align="justify" style:justify-single-word="false" style:writing-mode="lr-tb"/>
      <style:text-properties officeooo:rsid="00370003" officeooo:paragraph-rsid="00370003"/>
    </style:style>
    <style:style style:name="P60" style:family="paragraph" style:parent-style-name="Text_20_body" style:list-style-name="L1">
      <style:paragraph-properties fo:text-align="justify" style:justify-single-word="false" style:writing-mode="lr-tb"/>
      <style:text-properties style:font-name="Cantarell" officeooo:rsid="00389edd" officeooo:paragraph-rsid="00389edd"/>
    </style:style>
    <style:style style:name="P61" style:family="paragraph" style:parent-style-name="Text_20_body" style:list-style-name="L1">
      <style:paragraph-properties fo:text-align="justify" style:justify-single-word="false" style:writing-mode="lr-tb"/>
      <style:text-properties style:font-name="Cantarell" officeooo:rsid="003a02a7" officeooo:paragraph-rsid="003a02a7"/>
    </style:style>
    <style:style style:name="P62" style:family="paragraph" style:parent-style-name="Text_20_body" style:list-style-name="L1">
      <style:paragraph-properties fo:text-align="justify" style:justify-single-word="false" style:writing-mode="lr-tb"/>
      <style:text-properties officeooo:rsid="00389edd" officeooo:paragraph-rsid="004ffe71"/>
    </style:style>
    <style:style style:name="P63" style:family="paragraph" style:parent-style-name="Text_20_body" style:list-style-name="L1">
      <style:paragraph-properties fo:text-align="justify" style:justify-single-word="false" style:writing-mode="lr-tb"/>
      <style:text-properties style:font-name="Vn GaramondNo8" officeooo:rsid="003a02a7" officeooo:paragraph-rsid="003d7561"/>
    </style:style>
    <style:style style:name="P64" style:family="paragraph" style:parent-style-name="Text_20_body" style:list-style-name="L1">
      <style:paragraph-properties fo:text-align="justify" style:justify-single-word="false" style:writing-mode="lr-tb"/>
      <style:text-properties style:font-name="Vn GaramondNo8" officeooo:rsid="003d7561" officeooo:paragraph-rsid="003d7561"/>
    </style:style>
    <style:style style:name="P65" style:family="paragraph" style:parent-style-name="Text_20_body">
      <style:paragraph-properties fo:text-align="justify" style:justify-single-word="false" style:writing-mode="lr-tb"/>
      <style:text-properties style:font-name="Vn GaramondNo8" officeooo:rsid="000bbd34" officeooo:paragraph-rsid="00514b6a"/>
    </style:style>
    <style:style style:name="P66" style:family="paragraph" style:parent-style-name="Text_20_body" style:list-style-name="L2">
      <style:paragraph-properties fo:text-align="justify" style:justify-single-word="false" style:writing-mode="lr-tb"/>
      <style:text-properties fo:font-weight="normal" officeooo:rsid="00310a9c" officeooo:paragraph-rsid="00310a9c" style:font-weight-asian="normal" style:font-weight-complex="normal"/>
    </style:style>
    <style:style style:name="P67" style:family="paragraph" style:parent-style-name="Text_20_body" style:list-style-name="L2">
      <style:paragraph-properties fo:text-align="justify" style:justify-single-word="false" style:writing-mode="lr-tb"/>
      <style:text-properties fo:font-weight="normal" officeooo:rsid="00289d6b" officeooo:paragraph-rsid="00289d6b" style:font-weight-asian="normal" style:font-weight-complex="normal"/>
    </style:style>
    <style:style style:name="P68" style:family="paragraph" style:parent-style-name="Footnote">
      <style:text-properties officeooo:rsid="00492b4b" officeooo:paragraph-rsid="00492b4b"/>
    </style:style>
    <style:style style:name="P69" style:family="paragraph" style:parent-style-name="Footnote">
      <style:text-properties officeooo:rsid="004df634" officeooo:paragraph-rsid="004df634"/>
    </style:style>
    <style:style style:name="P70" style:family="paragraph" style:parent-style-name="Footnote">
      <style:paragraph-properties fo:margin-left="0cm" fo:margin-right="0cm" fo:text-indent="0cm" style:auto-text-indent="false"/>
    </style:style>
    <style:style style:name="P71" style:family="paragraph" style:parent-style-name="Footnote">
      <style:paragraph-properties fo:margin-left="0cm" fo:margin-right="0cm" fo:text-indent="0cm" style:auto-text-indent="false"/>
      <style:text-properties officeooo:paragraph-rsid="00514b6a"/>
    </style:style>
    <style:style style:name="P72" style:family="paragraph" style:parent-style-name="Heading_20_3">
      <style:text-properties officeooo:rsid="0043d016" officeooo:paragraph-rsid="0043d016"/>
    </style:style>
    <style:style style:name="P73" style:family="paragraph" style:parent-style-name="Heading_20_3">
      <style:paragraph-properties style:writing-mode="lr-tb"/>
      <style:text-properties officeooo:paragraph-rsid="0041f306"/>
    </style:style>
    <style:style style:name="T1" style:family="text">
      <style:text-properties officeooo:rsid="000bc431"/>
    </style:style>
    <style:style style:name="T2" style:family="text">
      <style:text-properties officeooo:rsid="0010110d"/>
    </style:style>
    <style:style style:name="T3" style:family="text">
      <style:text-properties officeooo:rsid="00197930"/>
    </style:style>
    <style:style style:name="T4" style:family="text">
      <style:text-properties officeooo:rsid="001abb10"/>
    </style:style>
    <style:style style:name="T5" style:family="text">
      <style:text-properties officeooo:rsid="001c3599"/>
    </style:style>
    <style:style style:name="T6" style:family="text">
      <style:text-properties officeooo:rsid="001dd151"/>
    </style:style>
    <style:style style:name="T7" style:family="text">
      <style:text-properties officeooo:rsid="001f4e9c"/>
    </style:style>
    <style:style style:name="T8" style:family="text">
      <style:text-properties officeooo:rsid="002069fc"/>
    </style:style>
    <style:style style:name="T9" style:family="text">
      <style:text-properties officeooo:rsid="0021ccc6"/>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289d6b"/>
    </style:style>
    <style:style style:name="T15" style:family="text">
      <style:text-properties officeooo:rsid="002face5"/>
    </style:style>
    <style:style style:name="T16" style:family="text">
      <style:text-properties style:font-name="Vn GaramondNo8"/>
    </style:style>
    <style:style style:name="T17" style:family="text">
      <style:text-properties style:font-name="Vn GaramondNo8" officeooo:rsid="0027254d"/>
    </style:style>
    <style:style style:name="T18" style:family="text">
      <style:text-properties style:font-name="Vn GaramondNo8" officeooo:rsid="00365dee"/>
    </style:style>
    <style:style style:name="T19" style:family="text">
      <style:text-properties style:font-name="Vn GaramondNo8" officeooo:rsid="00370003"/>
    </style:style>
    <style:style style:name="T20" style:family="text">
      <style:text-properties style:font-name="Vn GaramondNo8" officeooo:rsid="00389edd"/>
    </style:style>
    <style:style style:name="T21" style:family="text">
      <style:text-properties style:font-name="Vn GaramondNo8" officeooo:rsid="0038dc5e"/>
    </style:style>
    <style:style style:name="T22" style:family="text">
      <style:text-properties style:font-name="Vn GaramondNo8" officeooo:rsid="003980ed"/>
    </style:style>
    <style:style style:name="T23" style:family="text">
      <style:text-properties style:font-name="Vn GaramondNo8" officeooo:rsid="0039c7fd"/>
    </style:style>
    <style:style style:name="T24" style:family="text">
      <style:text-properties style:font-name="Vn GaramondNo8" officeooo:rsid="0025e628"/>
    </style:style>
    <style:style style:name="T25" style:family="text">
      <style:text-properties style:font-name="Vn GaramondNo8" officeooo:rsid="004e0cb2"/>
    </style:style>
    <style:style style:name="T26" style:family="text">
      <style:text-properties style:font-name="Vn GaramondNo8" officeooo:rsid="004ffe71"/>
    </style:style>
    <style:style style:name="T27" style:family="text">
      <style:text-properties style:font-name="Vn GaramondNo8" officeooo:rsid="00533b02"/>
    </style:style>
    <style:style style:name="T28" style:family="text">
      <style:text-properties style:font-name="Vn GaramondNo8" officeooo:rsid="00552218"/>
    </style:style>
    <style:style style:name="T29" style:family="text">
      <style:text-properties style:font-name="Cantarell" fo:font-weight="bold" officeooo:rsid="00365dee" style:font-weight-asian="bold" style:font-weight-complex="bold"/>
    </style:style>
    <style:style style:name="T30" style:family="text">
      <style:text-properties style:font-name="Cantarell" officeooo:rsid="003d7561"/>
    </style:style>
    <style:style style:name="T31" style:family="text">
      <style:text-properties officeooo:rsid="0038dc5e"/>
    </style:style>
    <style:style style:name="T32" style:family="text">
      <style:text-properties officeooo:rsid="003b0872"/>
    </style:style>
    <style:style style:name="T33" style:family="text">
      <style:text-properties officeooo:rsid="003d7561"/>
    </style:style>
    <style:style style:name="T34" style:family="text">
      <style:text-properties officeooo:rsid="003e400c"/>
    </style:style>
    <style:style style:name="T35" style:family="text">
      <style:text-properties officeooo:rsid="0041f306"/>
    </style:style>
    <style:style style:name="T36" style:family="text">
      <style:text-properties officeooo:rsid="0044eedf"/>
    </style:style>
    <style:style style:name="T37" style:family="text">
      <style:text-properties officeooo:rsid="00479433"/>
    </style:style>
    <style:style style:name="T38" style:family="text">
      <style:text-properties officeooo:rsid="004bec34"/>
    </style:style>
    <style:style style:name="T39" style:family="text">
      <style:text-properties officeooo:rsid="00514b6a"/>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nsaktionsanalyse nach Berne</text:h>
      <text:p text:style-name="P2"/>
      <text:p text:style-name="P65"><text:span text:style-name="T2">Das </text:span>Modell der Transaktionsanalyse <text:span text:style-name="T1">stammt aus dem Bereich der Psychologie und wird von vielen Coaches in der Arbeit mit ihren Klienten angewandt. Der amerikanische Psychologe Eric Berne entwickelte aus Beobachtungen während seiner therapeutischen Sitzungen mit Patienten heraus eine Vorstellung zur menschlichen Persönlichkeit und der Interaktionen zwischen Menschen, welche aus der Persönlichkeit des Einzelnen resultiert</text:span><text:span text:style-name="T1"><text:note text:id="ftn1" text:note-class="footnote"><text:note-citation>1</text:note-citation><text:note-body><text:p text:style-name="P9"><text:s/>Mollbach, Leinweber, Reimann, Mât 2012, S.234</text:p></text:note-body></text:note></text:span><text:span text:style-name="T1">. Dieses Bild der Psyche ermöglicht es, zu verstehen wie Prozesse in psychischen Innenwelt ablaufen und diese Innenwelt mit der Außenwelt kommuniziert</text:span><text:span text:style-name="T1"><text:note text:id="ftn2" text:note-class="footnote"><text:note-citation>2</text:note-citation><text:note-body><text:p text:style-name="P10"><text:s/>Grimmer &amp; Neukorn 2009, S.23</text:p></text:note-body></text:note></text:span><text:span text:style-name="T1">. Die zwischenmenschliche Kommunikation bezeichnet Berne als Transaktionen und zur Entwicklung seiner Theorie hat er diese in Beziehung gesetzt mit inneren Prozessen, von denen ihm Patienten in seinen Therapiesitzungen erzählten</text:span><text:span text:style-name="T1"><text:note text:id="ftn10" text:note-class="footnote"><text:note-citation>3</text:note-citation><text:note-body><text:p text:style-name="P71"><text:s/><text:span text:style-name="T8">Berne 1996, S.14ff</text:span></text:p></text:note-body></text:note></text:span><text:span text:style-name="T1">.</text:span></text:p>
      <text:p text:style-name="P14">Die Transaktionsanalyse möchte ein psychologisches Konzept bieten, mit Hilfe dessen Menschen ihre erlebte Realität analysieren, hinterfragen und letztendlich auch verändern können. Die Interpretation und Gestaltung der Wirklichkeitswahrnehmung und des eigenen Lebens soll mittels Kommunikation erfolgen. <text:span text:style-name="T3">Die Transaktionsanalyse bietet</text:span> <text:span text:style-name="T4">ein </text:span>Modell der Persönlichkeit <text:span text:style-name="T3">und</text:span> eine Beschreibung von Kommunikationsabläufen in unterschiedlichen <text:span text:style-name="T5">zwischenmenschlichen Situationen und </text:span>Zusammenhängen. <text:span text:style-name="T3">Hierdurch ergeben sich </text:span>Ansätze zum Beobachten, Analysieren und Verändern der Persönlichkeit. <text:span text:style-name="T6">Des Weiteren ist die Transaktionsanalyse eine Methode auf die Entwicklung und Gestaltung von als sinnvoll erachteten Veränderung Einfluss zu nehmen. Der Einzelne und seine <text:s/>Einbindung in soziale Systeme, zum Beispiel sein Arbeitsplatz und die Beziehungen zu seinen Kollegen, steht hierbei im Mittelpunkt des Veränderungsprozesses.</text:span></text:p>
      <text:p text:style-name="P15">Ausgangspunkt der Betrachtung von Persönlichkeiten und sozialer Interaktionen in der Transaktionsanalyse ist die Grundannahme, dass jeder Mensch sich und damit auch seine Beziehungen zu seinem Umfeld verändern kann. <text:span text:style-name="T7">Grundsätzlich ist jeder Mensch in seinem Wesen und mit seinen Eigenschaften im Ganzen in Ordnung. Wir besitzen alle die Fähigkeit zu denken und hierdurch Probleme zu lösen. Darüber hinaus sind wir in der Lage, mentale, emotionale und sensorische Vorgänge bewusst wahrzunehmen und zu steuern. Dadurch können Menschen auch die hieraus resultierende Handlungen und sozialen Interaktionen steuern</text:span><text:span text:style-name="T7"><text:note text:id="ftn3" text:note-class="footnote"><text:note-citation>4</text:note-citation><text:note-body><text:p text:style-name="P8"><text:s/><text:span text:style-name="T39">ebenda</text:span></text:p></text:note-body></text:note></text:span><text:span text:style-name="T7">. Jedem Menschen ist es möglich, mittels seiner eigenen Ressourcen autonom Entscheidungen für sich und andere zu treffen. <text:s/>Hierfür setzt der Mensch seine Fähigkeit ein, sich seine gegenwärtige Situation bewusst zu machen und aus einer Bandbreite von Gefühlszuständen auszuwählen, durch die er mit seiner Umgebung kommuniziert</text:span><text:span text:style-name="T7"><text:note text:id="ftn4" text:note-class="footnote"><text:note-citation>5</text:note-citation><text:note-body><text:p text:style-name="P8"><text:s/><text:span text:style-name="T9">Joines &amp; Stewart 2007, S.28</text:span></text:p></text:note-body></text:note></text:span><text:span text:style-name="T7">. Alle Menschen werden somit als fähig erachtet, ihr Leben positiv und konstruktiv zu gestalten. </text:span></text:p>
      <text:h text:style-name="P73" text:outline-level="3"><text:soft-page-break/>Die <text:span text:style-name="T35">Ich-Zustände der Persönlichkeitsstruktur der</text:span>Transaktionsanalyse </text:h>
      <text:p text:style-name="P17"/>
      <text:p text:style-name="P16"><text:span text:style-name="T24">Die Transaktionsanalyse </text:span><text:span text:style-name="T17">kann die Persönlichkeitsstruktur </text:span><text:span text:style-name="T27">von Menschen</text:span><text:span text:style-name="T17"> beschreiben</text:span><text:span text:style-name="T17"><text:note text:id="ftn5" text:note-class="footnote"><text:note-citation>6</text:note-citation><text:note-body><text:p text:style-name="P8"><text:s/><text:span text:style-name="T14">Ender 2013</text:span></text:p></text:note-body></text:note></text:span><text:span text:style-name="T17">. Zu diesem Zweck greift die Theorie auf ein Modell unterschiedlicher Ich-Zustände zurück. <text:s/>Eric Berne beobachtete, dass ein und derselbe Mensch zu unterschiedlichen Zeiten qualitativ unterschiedliche Erlebenszustände aktivieren kann. Solche Erlebenszustände, die jeweils durch ein zusammenhängendes Muster von Denk-, Fühl- und Verhaltensweisen charakterisiert sind, nannte er Ich-Zustände</text:span><text:span text:style-name="T17"><text:note text:id="ftn6" text:note-class="footnote"><text:note-citation>7</text:note-citation><text:note-body><text:p text:style-name="P12"><text:s/><text:span text:style-name="T15">Becker 2011 </text:span></text:p></text:note-body></text:note></text:span><text:span text:style-name="T17">. Die gesamte Ich-Struktur einer Person setzt sich bei</text:span><text:span text:style-name="T28">m</text:span><text:span text:style-name="T17"> Menschen aus diesen unterschiedlichen Ich-Zuständen zusammen, die je nach Gefühlszustand der Person unterschiedlich gewichtet sind. Die Ich-Zustände als Komponenten der Persönlichkeit stellen Muster des Erlebens und Handelns dar, wie sie im Hier und Jetzt wahrgenommen werden. Allerdings aktivieren wir oft stereotype und teils weniger geeignete Reaktionsmuster in Rückwirkung auf unbewusste Erinnerungen früheren Beziehungserlebens. In der Folge wird sich der Mensch abhängig von seiner aktuellen mentalen Situation verhalten, das heißt auf bestimmte Arten mit seinem sozialen Umfeld kommunizieren und interagieren. Die Gewichtung dieser Ich-Zustände ist grundlegend für die Wahrnehmung der Umwelt und zugleich Problemlösungsfähigkeit von Menschen. Diese Zustände stehen für eine grundlegende Lebensanschauung, mittels derer Menschen ihre Umgebung analysieren und bewerten und auf dieser Basis Entscheidungen treffen. Berne identifiziert vier Grundhaltungen, wie ein Mensch sich selbst und andere Personen um ihn herum betrachten kann</text:span><text:span text:style-name="T17"><text:note text:id="ftn7" text:note-class="footnote"><text:note-citation>8</text:note-citation><text:note-body><text:p text:style-name="P11"><text:s/>Berne 1996, S.8</text:p></text:note-body></text:note></text:span><text:span text:style-name="T17"> zwischen denen eine Person sich bewegen kann:</text:span></text:p>
      <text:list xml:id="list1401904844051623466" text:style-name="L1">
        <text:list-item>
          <text:p text:style-name="P58"><text:span text:style-name="T29">Ich bin nicht OK – Du bist OK</text:span><text:span text:style-name="T18"> </text:span></text:p>
          <text:p text:style-name="P58"><text:span text:style-name="T17">Die erste Grundhaltung, die von den meisten Menschen, </text:span><text:span text:style-name="T18">seit ihrer Kindheit gewählten Lebensanschauung. Diese Einstellung ergibt sich aus der Erfahrung, sich beim Alleinsein unwohl zu fühlen. Auf der anderen Seiten haben diese Personen die Erfahrung gemacht, dass Gegenwart und Zuneigung der Eltern in ihrer Kindheit, ihnen das Gefühl des Wohlbehagens gegeben haben. </text:span><text:span text:style-name="T19">Entsprechend muss der andere ‚gut‘ sein. Durch die Frage: „Was muss ich tun, um die Zuneigung dieser ‚guten‘ OK-Personen zu erreichen?“ gelangen Menschen mit dieser Lebensanschauung zu einem der beiden folgenden Drehbücher, sprich Verhaltensweisen in ihrem Leben:</text:span></text:p>
          <text:list>
            <text:list-item>
              <text:p text:style-name="P59"><text:span text:style-name="T16">Durch Rückzug nehmen sie eine introvertierte Lebenseinstellung ein, da die Gegenwart dieser OK-Personen als quälend empfunden wird. </text:span><text:span text:style-name="T23">Entwickeln Menschen eine solche Verhaltensweise aus diesem Ich-Zustand, schränkt dies Kommunikation ein.</text:span></text:p>
            </text:list-item>
            <text:list-item>
              <text:p text:style-name="P59"><text:span text:style-name="T16">In einem ‚Gegendrehbuch‘ suchen Menschen mit dieser Grundhaltung nach Personen, welche die Eltern-Rolle übernehmen </text:span><text:span text:style-name="T20">und ihnen das gesuchte Gefühl des </text:span><text:soft-page-break/><text:span text:style-name="T20">Wohlbehagens vermitteln.</text:span></text:p>
            </text:list-item>
          </text:list>
        </text:list-item>
        <text:list-item>
          <text:p text:style-name="P60">Ich bin nicht OK – Du bist nicht OK</text:p>
          <text:p text:style-name="P62"><text:span text:style-name="T16">Bei Menschen mit gefühlskalten Eltern ist diese Grundhaltung häufig anzutreffen. Als Kind haben diese Personen nicht nur die Geborgenheit ihrer Eltern vermisst, sondern auch wiederholt Bestrafungen durch diese erfahren. </text:span><text:span text:style-name="T21">Da Zuneigung durch andere ausbleiben, gelangen sie zu der Ansicht, dass einerseits sie selbst als Individuen nicht OK sind, wie auch anderen Menschen nicht in Ordnung sind. </text:span><text:span text:style-name="T26">D</text:span><text:span text:style-name="T21">as Ich befindet sich wie im vorherigen Fall in einer defensiven Position und kann mit dem Gegenüber nicht mehr konstruktiv interagieren, da es an Selbstbewusstsein mangelt und somit Überzeugungskraft und Autorität fehlen. </text:span><text:span text:style-name="T25">Weil das Gegenüber abwertend betrachtet wird, kann das Ich auch keine Ideen, oder sogar Kritik, also die Suggestion oder Aufforderung, die eigene Haltung zu ändern, akzeptieren. </text:span><text:span text:style-name="T21">Auf lange Sicht führt ein solcher Ich-Zustand zu völliger Resignation, welche die </text:span><text:span text:style-name="T22">Kommunikation</text:span><text:span text:style-name="T21"> dieser Personen </text:span><text:span text:style-name="T22">mit ihrer sozialen Umgebung </text:span><text:span text:style-name="T21">extrem einschränkt </text:span><text:span text:style-name="T22">und ihnen die Fähigkeit zur Problemlösung nimmt</text:span><text:span text:style-name="T21">. </text:span></text:p>
        </text:list-item>
        <text:list-item>
          <text:p text:style-name="P61"><text:span text:style-name="T31">I</text:span>ch bin OK – Du bist nicht OK</text:p>
          <text:p text:style-name="P63">Menschen, die als Kind Gewalt erfahren haben, nehmen vielfach diese Grundhaltung ein. <text:span text:style-name="T32">Die Position „Du bist nicht OK“ geht auf die erlittene Gewalt zurück, die direkt mit anderen Menschen in Verbindung gebracht wird. Demgegenüber resultiert die Haltung „Ich bin OK“ auf die Abwesenheit von Gewalt in Situationen des Alleinsein zurück. Das Alleinsein wird in der Folge als angenehm empfunden, der Wunsch nach Kommunikation und Kooperation mit anderen Personen ist stark reduziert.</text:span></text:p>
        </text:list-item>
        <text:list-item>
          <text:p text:style-name="P63"><text:span text:style-name="T30">Ich bin OK – Du bist OK</text:span><text:span text:style-name="T33"> </text:span></text:p>
          <text:p text:style-name="P64">Die letzte Lebensanschauung ergibt sich nicht aus Kindheitserfahrungen, sondern <text:span text:style-name="T34">ist eine Entscheidung, die erwachsene Menschen treffen. Da die Transaktionsanalyse von der Annahme ausgeht, dass sich jeder sich und seine Grundeinstellung ändern kann, ist es allen Menschen möglich, diese letzte Position einzunehmen. Erster Schritt hierfür ist die Bewusstmachung der eigenen Lebensanschauung, sowie der Kindheitssituation, welche zu dieser Haltung geführt hat. Die Transaktionsanalyse möchte nun mittels positiver Erfahrungen und persönlicher Stärken, Menschen befähigen, in einem Prozess, die Entscheidung zu dieser Grundhaltung zu treffen. <text:s/></text:span></text:p>
        </text:list-item>
      </text:list>
      <text:p text:style-name="P18"/>
      <text:p text:style-name="P18"/>
      <text:h text:style-name="P72" text:outline-level="3">Die Transaktionsanalyse im Coaching</text:h>
      <text:p text:style-name="P7"/>
      <text:p text:style-name="P56">Zu Beginn des Coaching-Prozesses kann die Analyse der Ich-Zustände, allen voran der aktuelle Ich-Zustand, des Klienten dem Coach helfen, die Persönlichkeitsstruktur seines Gegenüber zu <text:soft-page-break/>verstehen. <text:span text:style-name="T36">Als Ausgangspunkt kann das Bild der Ich-Struktur die unterschiedlichen Kommunikationstendenzen und Strategien zur Problemlösung des Coaching-Partners </text:span><text:s/><text:span text:style-name="T36">veranschaulichen</text:span><text:span text:style-name="T36"><text:note text:id="ftn0" text:note-class="footnote"><text:note-citation>9</text:note-citation><text:note-body><text:p text:style-name="P8"><text:s/><text:span text:style-name="T37">Vgl. Enders 2013</text:span></text:p></text:note-body></text:note></text:span><text:span text:style-name="T36">. Der Coach kann in Zusammenarbeit mit seinem Klienten die für bestimmte Aufgaben und Situationen am Arbeitsplatz förderlichen und hinderlichen Ich-Zustände identifizieren. Ziel des Coaching-Prozesses kann sein, manche dieser Positionen zu stärken und andere wiederum in ihrer Intensität zu schwächen, so dass diese den Klienten in seiner Problemlösungsfähigkeit weniger bis gar nicht mehr behindern. Auch wenn die Ich-Struktur fest in der Psyche von Menschen verankert ist</text:span><text:span text:style-name="T36"><text:note text:id="ftn8" text:note-class="footnote"><text:note-citation>10</text:note-citation><text:note-body><text:p text:style-name="P68">Vgl. Berne 2006</text:p></text:note-body></text:note></text:span><text:span text:style-name="T36">, so kann sie und insbesondere die Gewichtung der unterschiedlichen Grundhaltungen durch Coaching verändert werden. </text:span></text:p>
      <text:p text:style-name="P57">Mittels Transaktionsanalyse können Transaktionen mit anderen Personen im Arbeitsalltag des Coaching-Klienten erkannt und analysiert werden. Ziel ist es hierbei, sich eigene Denk- und Verhaltensmuster bewusst zu machen und <text:span text:style-name="T38">hieran zu arbeiten. Der Coach kann erfragen, in welchen Situationen Probleme mit den Arbeitskollegen auftreten und welche Rollen der Klient hierbei einnimmt. Anschließend geht es darum, hinderliche Ich-Zustände und Rollen in solchen Situation zu vermeiden lernen und somit Handlungsfähigkeit wiederzuerlangen. Dies versetzt die gecoachte Personen wieder in die Lage, den beruflichen Anforderungen gerecht zu werden</text:span><text:span text:style-name="T38"><text:note text:id="ftn9" text:note-class="footnote"><text:note-citation>11</text:note-citation><text:note-body><text:p text:style-name="P69">Mât et al., S.246ff</text:p></text:note-body></text:note></text:span><text:span text:style-name="T38">.</text:span></text:p>
      <text:p text:style-name="P5"/>
      <text:p text:style-name="P13"/>
      <text:p text:style-name="P19">Literatur</text:p>
      <text:list xml:id="list1618770256568947507" text:style-name="L2">
        <text:list-item>
          <text:p text:style-name="P66">Becker, Andreas (2011): Die Transaktionsanalyse, Deutsche Gesellschaft für Transaktionsanalyse,Online-Ressource: <text:a xlink:type="simple" xlink:href="http://www.dgta.de/pdf/Artikel_zur_Transaktionsanalyse.pdf" text:style-name="Internet_20_link" text:visited-style-name="Visited_20_Internet_20_Link">http://www.dgta.de/pdf/Artikel_zur_Transaktionsanalyse.pdf</text:a> (Zugriff: 11.03.2025)</text:p>
        </text:list-item>
        <text:list-item>
          <text:p text:style-name="P67">Ender, Jan (2013): <text:span text:style-name="T12">Die Transaktionsanalyse als Methode im Coaching</text:span><text:span text:style-name="T13">, Online-Ressource: </text:span><text:a xlink:type="simple" xlink:href="http://www.coaching-globe.net/detail/article/die-transaktionsanalyse-als-methode-im-coaching.html" text:style-name="Internet_20_link" text:visited-style-name="Visited_20_Internet_20_Link"><text:span text:style-name="T13">http://www.coaching-globe.net/detail/article/die-transaktionsanalyse-als-methode-im-coaching.html</text:span></text:a><text:span text:style-name="T13"> (Zugriff: 04.03.2015)</text:span></text:p>
        </text:list-item>
        <text:list-item>
          <text:p text:style-name="P20"><text:span text:style-name="T10">Joines, Vann &amp; Stewart, Ian (2007): </text:span><text:span text:style-name="T11">Die Transaktionsanalyse - Eine Einführung.</text:span></text:p>
        </text:list-item>
      </text:list>
      <text:p text:style-name="P6"><text:s/></text:p>
      <text:p text:style-name="P4"/>
      <text:p text:style-name="P2"/>
      <text:section text:style-name="Sect1" text:name="magicdomid64">
        <text:p text:style-name="P1">Transaktionsmodell nach Berne</text:p>
      </text:section>
      <text:section text:style-name="Sect1" text:name="magicdomid65">
        <text:p text:style-name="Standard"><text:line-break/></text:p>
      </text:section>
      <text:section text:style-name="Sect1" text:name="magicdomid66">
        <text:list xml:id="list5524318413718082323" text:style-name="L3">
          <text:list-item>
            <text:p text:style-name="P21">das Transaktionsmodell der menschlichen Psyche versucht durch Kommunikation mit anderen Personen, aber vor allem unbewusst auch mit sich selbst, Möglichkeiten zu geben, die Realitätswahrnehmung zu interpretieren und zu gestalten</text:p>
          </text:list-item>
        </text:list>
      </text:section>
      <text:section text:style-name="Sect1" text:name="magicdomid67">
        <text:list xml:id="list7470915774523165727" text:style-name="L4">
          <text:list-item>
            <text:p text:style-name="P22">durch ein Veränderung der Kommunikation und somit einer anderen Perzeption der Wirklichkeit sollen neue Lebenswege eröffnet werden (Berne 1996, S.8)</text:p>
          </text:list-item>
        </text:list>
      </text:section>
      <text:section text:style-name="Sect1" text:name="magicdomid68">
        <text:list xml:id="list2295954167491719397" text:style-name="L5">
          <text:list-item>
            <text:p text:style-name="P23">Grundlage der Transaktionsanalyse ist ein Modell der menschlichen Persönlichkeit und Kommunikationsabläufen zwischen Menschen in unterschiedlichen Kontexten</text:p>
          </text:list-item>
        </text:list>
      </text:section>
      <text:section text:style-name="Sect1" text:name="magicdomid69">
        <text:list xml:id="list5013957475967202112" text:style-name="L6">
          <text:list-item>
            <text:p text:style-name="P24">d (siehe Berne 1996, S.14ff)</text:p>
          </text:list-item>
        </text:list>
      </text:section>
      <text:section text:style-name="Sect1" text:name="magicdomid70">
        <text:list xml:id="list2018313483639777454" text:style-name="L7">
          <text:list-item>
            <text:p text:style-name="P25">e</text:p>
          </text:list-item>
        </text:list>
      </text:section>
      <text:section text:style-name="Sect1" text:name="magicdomid71">
        <text:list xml:id="list2790578007103815953" text:style-name="L8">
          <text:list-item>
            <text:p text:style-name="P26">sich wiederholende Transaktionsmuster, die in einem bestimmten Kontext ablaufen (Beruf/Arbeitsplatz - Kommunikation mit Kollegen / Beziehungsstreitigkeiten) nennt Berne Spiele (Berne 1996, S.20)</text:p>
          </text:list-item>
        </text:list>
      </text:section>
      <text:section text:style-name="Sect1" text:name="magicdomid72">
        <text:list xml:id="list5829691717238205151" text:style-name="L9">
          <text:list-item>
            <text:p text:style-name="P27"/>
          </text:list-item>
        </text:list>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Cantarell" svg:font-family="Cantarell" style:font-pitch="variable"/>
    <style:font-face style:name="Vn GaramondNo8" svg:font-family="'Vn 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9T18:01:28.664591443</dc:date>
    <dc:creator>Pascal Bernhard</dc:creator>
    <meta:editing-duration>PT10H48M55S</meta:editing-duration>
    <meta:editing-cycles>72</meta:editing-cycles>
    <meta:generator>LibreOffice/4.4.1.2$Linux_X86_64 LibreOffice_project/40m0$Build-2</meta:generator>
    <meta:document-statistic meta:table-count="0" meta:image-count="0" meta:object-count="0" meta:page-count="5" meta:paragraph-count="44" meta:word-count="1421" meta:character-count="10873" meta:non-whitespace-character-count="9481"/>
  </office:meta>
</office:document-meta>
</file>